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78f5" officeooo:paragraph-rsid="001878f5"/>
    </style:style>
    <style:style style:name="P2" style:family="paragraph" style:parent-style-name="Standard">
      <style:text-properties officeooo:rsid="00191511" officeooo:paragraph-rsid="00191511"/>
    </style:style>
    <style:style style:name="P3" style:family="paragraph" style:parent-style-name="Standard">
      <style:text-properties officeooo:rsid="00198586" officeooo:paragraph-rsid="00198586"/>
    </style:style>
    <style:style style:name="P4" style:family="paragraph" style:parent-style-name="Standard">
      <style:text-properties officeooo:rsid="001c9998" officeooo:paragraph-rsid="001c9998"/>
    </style:style>
    <style:style style:name="P5" style:family="paragraph" style:parent-style-name="Standard">
      <style:text-properties officeooo:rsid="001d93f2" officeooo:paragraph-rsid="001d93f2"/>
    </style:style>
    <style:style style:name="P6" style:family="paragraph" style:parent-style-name="Standard">
      <style:text-properties officeooo:rsid="001dc9f8" officeooo:paragraph-rsid="001dc9f8"/>
    </style:style>
    <style:style style:name="P7" style:family="paragraph" style:parent-style-name="Standard">
      <style:text-properties officeooo:rsid="001eeace" officeooo:paragraph-rsid="001eeace"/>
    </style:style>
    <style:style style:name="P8" style:family="paragraph" style:parent-style-name="Standard">
      <style:text-properties officeooo:rsid="001f5130" officeooo:paragraph-rsid="001f5130"/>
    </style:style>
    <style:style style:name="P9" style:family="paragraph" style:parent-style-name="Standard">
      <style:text-properties fo:font-weight="bold" officeooo:rsid="001878f5" officeooo:paragraph-rsid="001878f5" style:font-weight-asian="bold" style:font-weight-complex="bold"/>
    </style:style>
    <style:style style:name="P10" style:family="paragraph" style:parent-style-name="Standard">
      <style:text-properties fo:font-weight="bold" officeooo:rsid="00198586" officeooo:paragraph-rsid="00198586" style:font-weight-asian="bold" style:font-weight-complex="bold"/>
    </style:style>
    <style:style style:name="P11" style:family="paragraph" style:parent-style-name="Standard">
      <style:text-properties fo:font-weight="bold" officeooo:rsid="001dc9f8" officeooo:paragraph-rsid="001dc9f8" style:font-weight-asian="bold" style:font-weight-complex="bold"/>
    </style:style>
    <style:style style:name="P12" style:family="paragraph" style:parent-style-name="Standard">
      <style:text-properties fo:font-weight="bold" officeooo:rsid="001d93f2" officeooo:paragraph-rsid="001d93f2" style:font-weight-asian="bold" style:font-weight-complex="bold"/>
    </style:style>
    <style:style style:name="P13" style:family="paragraph" style:parent-style-name="Standard">
      <style:text-properties fo:font-weight="bold" officeooo:rsid="002ec030" officeooo:paragraph-rsid="002ec030" style:font-weight-asian="bold" style:font-weight-complex="bold"/>
    </style:style>
    <style:style style:name="P14" style:family="paragraph" style:parent-style-name="Standard">
      <style:text-properties fo:font-weight="bold" officeooo:rsid="003406e5" officeooo:paragraph-rsid="003406e5" style:font-weight-asian="bold" style:font-weight-complex="bold"/>
    </style:style>
    <style:style style:name="P15" style:family="paragraph" style:parent-style-name="Standard">
      <style:text-properties fo:font-weight="bold" officeooo:rsid="003775f7" officeooo:paragraph-rsid="003775f7" style:font-weight-asian="bold" style:font-weight-complex="bold"/>
    </style:style>
    <style:style style:name="P16" style:family="paragraph" style:parent-style-name="Standard">
      <style:text-properties officeooo:rsid="0021b3da" officeooo:paragraph-rsid="0021b3da"/>
    </style:style>
    <style:style style:name="P17" style:family="paragraph" style:parent-style-name="Standard">
      <style:text-properties officeooo:rsid="0023604d" officeooo:paragraph-rsid="0023604d"/>
    </style:style>
    <style:style style:name="P18" style:family="paragraph" style:parent-style-name="Standard">
      <style:text-properties officeooo:rsid="0024ce8e" officeooo:paragraph-rsid="0024ce8e"/>
    </style:style>
    <style:style style:name="P19" style:family="paragraph" style:parent-style-name="Standard">
      <style:text-properties officeooo:rsid="002653e2" officeooo:paragraph-rsid="002653e2"/>
    </style:style>
    <style:style style:name="P20" style:family="paragraph" style:parent-style-name="Standard">
      <style:text-properties officeooo:rsid="0026bd57" officeooo:paragraph-rsid="0026bd57"/>
    </style:style>
    <style:style style:name="P21" style:family="paragraph" style:parent-style-name="Standard">
      <style:text-properties officeooo:rsid="002896b1" officeooo:paragraph-rsid="002896b1"/>
    </style:style>
    <style:style style:name="P22" style:family="paragraph" style:parent-style-name="Standard">
      <style:text-properties officeooo:rsid="002896b1" officeooo:paragraph-rsid="002be197"/>
    </style:style>
    <style:style style:name="P23" style:family="paragraph" style:parent-style-name="Standard">
      <style:text-properties officeooo:rsid="0029fe33" officeooo:paragraph-rsid="0029fe33"/>
    </style:style>
    <style:style style:name="P24" style:family="paragraph" style:parent-style-name="Standard">
      <style:text-properties officeooo:rsid="002be197" officeooo:paragraph-rsid="002be197"/>
    </style:style>
    <style:style style:name="P25" style:family="paragraph" style:parent-style-name="Standard">
      <style:text-properties officeooo:rsid="002de084" officeooo:paragraph-rsid="002de084"/>
    </style:style>
    <style:style style:name="P26" style:family="paragraph" style:parent-style-name="Standard">
      <style:text-properties officeooo:rsid="002ec030" officeooo:paragraph-rsid="002ec030"/>
    </style:style>
    <style:style style:name="P27" style:family="paragraph" style:parent-style-name="Standard">
      <style:text-properties officeooo:rsid="002f1fa9" officeooo:paragraph-rsid="002f1fa9"/>
    </style:style>
    <style:style style:name="P28" style:family="paragraph" style:parent-style-name="Standard">
      <style:text-properties officeooo:rsid="00309a00" officeooo:paragraph-rsid="00309a00"/>
    </style:style>
    <style:style style:name="P29" style:family="paragraph" style:parent-style-name="Standard">
      <style:text-properties officeooo:rsid="00310964" officeooo:paragraph-rsid="00310964"/>
    </style:style>
    <style:style style:name="P30" style:family="paragraph" style:parent-style-name="Standard">
      <style:text-properties officeooo:rsid="00310eba" officeooo:paragraph-rsid="00310eba"/>
    </style:style>
    <style:style style:name="P31" style:family="paragraph" style:parent-style-name="Standard">
      <style:text-properties officeooo:rsid="003406e5" officeooo:paragraph-rsid="003406e5"/>
    </style:style>
    <style:style style:name="P32" style:family="paragraph" style:parent-style-name="Standard">
      <style:text-properties officeooo:rsid="0034b29b" officeooo:paragraph-rsid="0034b29b"/>
    </style:style>
    <style:style style:name="P33" style:family="paragraph" style:parent-style-name="Standard">
      <style:text-properties officeooo:rsid="003578be" officeooo:paragraph-rsid="003578be"/>
    </style:style>
    <style:style style:name="P34" style:family="paragraph" style:parent-style-name="Standard">
      <style:text-properties fo:font-weight="normal" officeooo:rsid="003928b4" officeooo:paragraph-rsid="003928b4" style:font-weight-asian="normal" style:font-weight-complex="normal"/>
    </style:style>
    <style:style style:name="P35" style:family="paragraph" style:parent-style-name="Standard">
      <style:text-properties fo:font-weight="normal" officeooo:rsid="003abab0" officeooo:paragraph-rsid="003abab0" style:font-weight-asian="normal" style:font-weight-complex="normal"/>
    </style:style>
    <style:style style:name="P36" style:family="paragraph" style:parent-style-name="Standard">
      <style:text-properties fo:font-weight="normal" officeooo:rsid="003c5208" officeooo:paragraph-rsid="003c5208" style:font-weight-asian="normal" style:font-weight-complex="normal"/>
    </style:style>
    <style:style style:name="P37" style:family="paragraph" style:parent-style-name="Standard">
      <style:text-properties fo:font-weight="normal" officeooo:rsid="003d1378" officeooo:paragraph-rsid="003d1378" style:font-weight-asian="normal" style:font-weight-complex="normal"/>
    </style:style>
    <style:style style:name="P38" style:family="paragraph" style:parent-style-name="Standard">
      <style:text-properties fo:font-weight="normal" officeooo:rsid="003d823c" officeooo:paragraph-rsid="003d823c" style:font-weight-asian="normal" style:font-weight-complex="normal"/>
    </style:style>
    <style:style style:name="P39" style:family="paragraph" style:parent-style-name="Standard">
      <style:text-properties fo:font-weight="normal" officeooo:rsid="003fb1a0" officeooo:paragraph-rsid="003fb1a0" style:font-weight-asian="normal" style:font-weight-complex="normal"/>
    </style:style>
    <style:style style:name="P40" style:family="paragraph" style:parent-style-name="Standard">
      <style:text-properties fo:font-weight="normal" officeooo:rsid="0040d7a0" officeooo:paragraph-rsid="0040d7a0" style:font-weight-asian="normal" style:font-weight-complex="normal"/>
    </style:style>
    <style:style style:name="P41" style:family="paragraph" style:parent-style-name="Standard">
      <style:text-properties fo:font-weight="normal" officeooo:rsid="0042a8a2" officeooo:paragraph-rsid="0042a8a2" style:font-weight-asian="normal" style:font-weight-complex="normal"/>
    </style:style>
    <style:style style:name="P42" style:family="paragraph" style:parent-style-name="Standard">
      <style:text-properties officeooo:rsid="003eb12b" officeooo:paragraph-rsid="003eb12b"/>
    </style:style>
    <style:style style:name="P43" style:family="paragraph" style:parent-style-name="Standard">
      <style:text-properties officeooo:rsid="004643ee" officeooo:paragraph-rsid="004643ee"/>
    </style:style>
    <style:style style:name="T1" style:family="text">
      <style:text-properties officeooo:rsid="001b46c4"/>
    </style:style>
    <style:style style:name="T2" style:family="text">
      <style:text-properties officeooo:rsid="001b9b1e"/>
    </style:style>
    <style:style style:name="T3" style:family="text">
      <style:text-properties officeooo:rsid="001fdf5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5d34d"/>
    </style:style>
    <style:style style:name="T6" style:family="text">
      <style:text-properties officeooo:rsid="00309a0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321647" style:font-style-asian="normal" style:font-style-complex="normal"/>
    </style:style>
    <style:style style:name="T10" style:family="text">
      <style:text-properties fo:font-style="normal" officeooo:rsid="0032c7dc" style:font-style-asian="normal" style:font-style-complex="normal"/>
    </style:style>
    <style:style style:name="T11" style:family="text">
      <style:text-properties fo:font-style="normal" officeooo:rsid="003775f7" style:font-style-asian="normal" style:font-style-complex="normal"/>
    </style:style>
    <style:style style:name="T12" style:family="text">
      <style:text-properties fo:font-style="normal" officeooo:rsid="004453a0" style:font-style-asian="normal" style:font-style-complex="normal"/>
    </style:style>
    <style:style style:name="T13" style:family="text">
      <style:text-properties fo:font-style="normal" officeooo:rsid="0044b942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 - </text:p>
      <text:p text:style-name="P1"/>
      <text:p text:style-name="P9">Ruby</text:p>
      <text:p text:style-name="P1">puts “1 + 1” </text:p>
      <text:p text:style-name="P1"/>
      <text:p text:style-name="P9">Java</text:p>
      <text:p text:style-name="P1">console.log(1 + 1);</text:p>
      <text:p text:style-name="P2">(in Java, semicolon are necessary in a bunch of different places)</text:p>
      <text:p text:style-name="P2"/>
      <text:p text:style-name="P3"><text:span text:style-name="T4">Ruby falsy values</text:span></text:p>
      <text:p text:style-name="P3">nil and false</text:p>
      <text:p text:style-name="P3"/>
      <text:p text:style-name="P10">Java <text:span text:style-name="T2">falsy values</text:span></text:p>
      <text:p text:style-name="P3">[0, “”, false, null, Undefined, Nan, -<text:span text:style-name="T1">0</text:span>]</text:p>
      <text:p text:style-name="P4">negative 0 is a very weird thing, but it does exist</text:p>
      <text:p text:style-name="P4"/>
      <text:p text:style-name="P12">JS does not have implicit returns. <text:s/>Most of the time we need explicit returns</text:p>
      <text:p text:style-name="P5"/>
      <text:p text:style-name="P11">Comparisons </text:p>
      <text:p text:style-name="P6">Ruby </text:p>
      <text:p text:style-name="P6">1 == 1, [] == []</text:p>
      <text:p text:style-name="P6"/>
      <text:p text:style-name="P11">JS</text:p>
      <text:p text:style-name="P6">1 === 1</text:p>
      <text:p text:style-name="P7">checks the actual location in memory.</text:p>
      <text:p text:style-name="P7">Double = does type coercion. <text:s/></text:p>
      <text:p text:style-name="P8">[] == “”, <text:span text:style-name="T3">it’ll coerce one of these things into the other thing and then check for equality. <text:s/>It’s so arcane, that virtually nobody uses them. <text:s/>Use triple =, in general.</text:span></text:p>
      <text:p text:style-name="P8"/>
      <text:p text:style-name="P16">In JS, WeUseCamelCase, not snake_case</text:p>
      <text:p text:style-name="P16"/>
      <text:p text:style-name="P17">Immutable/primitive Datatypes</text:p>
      <text:p text:style-name="P17"/>
      <text:p text:style-name="P17">String</text:p>
      <text:p text:style-name="P17">Number</text:p>
      <text:p text:style-name="P17">Boolean</text:p>
      <text:p text:style-name="P17">Null</text:p>
      <text:p text:style-name="P17">Undefined (different from null)</text:p>
      <text:p text:style-name="P17">Symbol</text:p>
      <text:p text:style-name="P17"/>
      <text:p text:style-name="P17"/>
      <text:p text:style-name="P17"/>
      <text:p text:style-name="P18">Object (the equivalent of Ruby’s hash) – {key: “value”} - key is always a string</text:p>
      <text:p text:style-name="P18">Array – <text:span text:style-name="T5">same as Ruby</text:span></text:p>
      <text:p text:style-name="P18">Function – <text:span text:style-name="T5">people who come from Ruby expect them to behave like methods. <text:s/>But it’s more like a proc. <text:s/>We can define it and pass it around: const x = function () {}; - this is an anonyous function that’s stored to a variable</text:span></text:p>
      <text:p text:style-name="P19">An anonymous function is function() {};</text:p>
      <text:p text:style-name="P20">Here’s a named function: myFunc = function () {};</text:p>
      <text:p text:style-name="P20"><text:soft-page-break/></text:p>
      <text:p text:style-name="P21">Fat arrow functions: </text:p>
      <text:p text:style-name="P22">() =&gt; {</text:p>
      <text:p text:style-name="P24">return 3;</text:p>
      <text:p text:style-name="P22">};</text:p>
      <text:p text:style-name="P25">this is how we would usually do it. <text:s/></text:p>
      <text:p text:style-name="P23">const y = () =&gt; {};</text:p>
      <text:p text:style-name="P23"/>
      <text:p text:style-name="P25">const z = () =&gt; 3; </text:p>
      <text:p text:style-name="P25">fat arrows are a way of adding an implicit return function in JS.</text:p>
      <text:p text:style-name="P25"/>
      <text:p text:style-name="P25"/>
      <text:p text:style-name="P13">Variable Declaration</text:p>
      <text:p text:style-name="P26"/>
      <text:p text:style-name="P26">const x = 5; - one way we could do this. <text:s/>But what we’re saying here is that x is now a constant, so we can’t change it or it will throw an error. </text:p>
      <text:p text:style-name="P26">X = 6; will throw: ERROR, can’t reassign const</text:p>
      <text:p text:style-name="P26"/>
      <text:p text:style-name="P27">const y = []; <text:span text:style-name="T6">is a different story. <text:s/></text:span></text:p>
      <text:p text:style-name="P28">y.push(5;) isn’t modifying the array, it’s modifying it’s <text:span text:style-name="T7">contents</text:span></text:p>
      <text:p text:style-name="P28"><text:span text:style-name="T8"/></text:p>
      <text:p text:style-name="P28"><text:span text:style-name="T8">here’s another way of assigning vars: </text:span></text:p>
      <text:p text:style-name="P28"><text:span text:style-name="T8"/></text:p>
      <text:p text:style-name="P28"><text:span text:style-name="T8">let z = 5;</text:span></text:p>
      <text:p text:style-name="P28"><text:span text:style-name="T8">z = 6; this is allowed, because we can reassign variables that have been declared with let.</text:span></text:p>
      <text:p text:style-name="P30"><text:span text:style-name="T8">BUT, you can’t create a new variable with the same designation. <text:s/>So, you can’t call </text:span><text:span text:style-name="T9">let </text:span><text:span text:style-name="T8">z = 7, because z has already been defined. <text:s/></text:span><text:span text:style-name="T10">That will throw an error.</text:span></text:p>
      <text:p text:style-name="P28"><text:span text:style-name="T8"/></text:p>
      <text:p text:style-name="P29"><text:span text:style-name="T8">Var a = 5; was the only way we could set variables before ES 6. <text:s/></text:span><text:span text:style-name="T11">You can declare a variable a again. <text:s/></text:span></text:p>
      <text:p text:style-name="P29"><text:span text:style-name="T8"/></text:p>
      <text:p text:style-name="P14"><text:span text:style-name="T8">Scope availability: </text:span></text:p>
      <text:p text:style-name="P31"><text:span text:style-name="T8"/></text:p>
      <text:p text:style-name="P32"><text:span text:style-name="T8">i++ will increment I but return the original value of I</text:span></text:p>
      <text:p text:style-name="P32"><text:span text:style-name="T8">++i will increment I and return the new value of I</text:span></text:p>
      <text:p text:style-name="P32"><text:span text:style-name="T8"/></text:p>
      <text:p text:style-name="P33"><text:span text:style-name="T8">let variables aren’t available outside of function scope. <text:s/>It’s block scoped. <text:s/>Meaning it’s only available inside of the block in which it’s defined. <text:s/>Same goes for const. <text:s/></text:span></text:p>
      <text:p text:style-name="P33"><text:span text:style-name="T8"/></text:p>
      <text:p text:style-name="P33"><text:span text:style-name="T8">Var is not block scoped. <text:s/>It’s function scoped. <text:s/></text:span></text:p>
      <text:p text:style-name="P33"><text:span text:style-name="T8"/></text:p>
      <text:p text:style-name="P33"><text:span text:style-name="T8">HOWEVER, if you you create the variable outside of the block, and then set the variable inside of the block, the variable will be available outside of the block. <text:s/></text:span></text:p>
      <text:p text:style-name="P33"><text:span text:style-name="T8"/></text:p>
      <text:p text:style-name="P15"><text:span text:style-name="T8">Functions: </text:span></text:p>
      <text:p text:style-name="P15"><text:span text:style-name="T8"/></text:p>
      <text:p text:style-name="P34"><text:span text:style-name="T8">let sayHello = function () {</text:span></text:p>
      <text:p text:style-name="P34"><text:span text:style-name="T8">console.log(“Hello”)</text:span></text:p>
      <text:p text:style-name="P34"><text:span text:style-name="T8">} </text:span></text:p>
      <text:p text:style-name="P34"><text:span text:style-name="T8">sayHello(); =&gt; “Hello”</text:span></text:p>
      <text:p text:style-name="P34"><text:soft-page-break/><text:span text:style-name="T8"/></text:p>
      <text:p text:style-name="P35"><text:span text:style-name="T8">this keyword is basically the self keyword in ruby</text:span></text:p>
      <text:p text:style-name="P35"><text:span text:style-name="T8"/></text:p>
      <text:p text:style-name="P35"><text:span text:style-name="T8"/></text:p>
      <text:p text:style-name="P36"><text:span text:style-name="T8">function style</text:span></text:p>
      <text:p text:style-name="P36"><text:span text:style-name="T8"/></text:p>
      <text:p text:style-name="P36"><text:span text:style-name="T8">sayHello();</text:span></text:p>
      <text:p text:style-name="P36"><text:span text:style-name="T8"/></text:p>
      <text:p text:style-name="P36"><text:span text:style-name="T8">let tommy = {</text:span></text:p>
      <text:p text:style-name="P36"><text:span text:style-name="T8">name: “Tommy”</text:span></text:p>
      <text:p text:style-name="P36"><text:span text:style-name="T8">sayHello: function () {</text:span></text:p>
      <text:p text:style-name="P36"><text:span text:style-name="T8"/></text:p>
      <text:p text:style-name="P36"><text:span text:style-name="T8"><text:tab/>}</text:span></text:p>
      <text:p text:style-name="P36"><text:span text:style-name="T8">}</text:span></text:p>
      <text:p text:style-name="P36"><text:span text:style-name="T8"/></text:p>
      <text:p text:style-name="P37"><text:span text:style-name="T8">method style</text:span></text:p>
      <text:p text:style-name="P37"><text:span text:style-name="T8">tommy.sayHello()[</text:span></text:p>
      <text:p text:style-name="P37"><text:span text:style-name="T8">let unboundSayHell = tommy.sayHello;</text:span></text:p>
      <text:p text:style-name="P37"><text:span text:style-name="T8">unboundSayHello();</text:span></text:p>
      <text:p text:style-name="P37"><text:span text:style-name="T8"/></text:p>
      <text:p text:style-name="P38"><text:span text:style-name="T8">constructor style</text:span></text:p>
      <text:p text:style-name="P37"><text:span text:style-name="T8"/></text:p>
      <text:p text:style-name="P38"><text:span text:style-name="T8">function Cat() {</text:span></text:p>
      <text:p text:style-name="P39"><text:span text:style-name="T8">this = a new, empty object</text:span></text:p>
      <text:p text:style-name="P40"><text:span text:style-name="T8">this.name = “Sennacy”; </text:span></text:p>
      <text:p text:style-name="P41"><text:span text:style-name="T8">return 3; </text:span><text:span text:style-name="T12">this won’t return, because when we call new we’re creating a new empty instance of th</text:span><text:span text:style-name="T13">is object</text:span></text:p>
      <text:p text:style-name="P38"><text:span text:style-name="T8">}</text:span></text:p>
      <text:p text:style-name="P17"/>
      <text:p text:style-name="P42">new Cat();</text:p>
      <text:p text:style-name="P42"/>
      <text:p text:style-name="P42"/>
      <text:p text:style-name="P43">Prototypes</text:p>
      <text:p text:style-name="P43"/>
      <text:p text:style-name="P43">Cat.prototype.sayHello = function () {</text:p>
      <text:p text:style-name="P43"><text:tab/>console.log(‘${ this.name } says hello’)</text:p>
      <text:p text:style-name="P4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1:06:47.104056439</meta:creation-date>
    <meta:editing-duration>PT58M44S</meta:editing-duration>
    <meta:editing-cycles>47</meta:editing-cycles>
    <meta:generator>LibreOffice/6.0.7.3$Linux_X86_64 LibreOffice_project/00m0$Build-3</meta:generator>
    <dc:date>2019-03-19T12:26:16.210917222</dc:date>
    <meta:document-statistic meta:table-count="0" meta:image-count="0" meta:object-count="0" meta:page-count="3" meta:paragraph-count="85" meta:word-count="572" meta:character-count="3131" meta:non-whitespace-character-count="2600"/>
  </office:meta>
</office:document-meta>
</file>